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ueMethodMatcher.matches( Method method , Class &lt; ?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MethodMatcher.isRu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MethodMatch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MethodMatcher.matches( Method method , Class &lt; ? &gt; targetClass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MethodMatcher.TrueMethod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ueMethodMatcher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